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FOR NEXEDI</text:p>
      <text:p text:style-name="Standard">AZERTYUIOPM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meta:creation-date>2008-09-26T10:23:09</meta:creation-date>
    <dc:date>2008-09-26T10:24:38</dc:date>
    <meta:editing-cycles>1</meta:editing-cycles>
    <meta:editing-duration>PT1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4" meta:character-count="27"/>
  </office:meta>
</office:document-meta>
</file>